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uprum" svg:font-family="Cuprum"/>
    <style:font-face style:name="Inter" svg:font-family="Inter, ui-sans-serif, system-ui, apple-system, system-ui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Actividad Práctica Introducción a la Informática - <text:s/>Clase 12 <text:s/>- EQUIPO 9</text:p>
      <text:p text:style-name="Standard"/>
      <text:p text:style-name="Standard"/>
      <text:p text:style-name="P2">¿ Qué es un usuario root en Linux ?</text:p>
      <text:p text:style-name="Standard"/>
      <text:p text:style-name="Standard">El usuario es el usuario que dispone de los permisos de administrador en todos los modos., los demás usuarios no tienen ese acceso por razones de seguridad.</text:p>
      <text:p text:style-name="Standard"><text:line-break/></text:p>
      <text:p text:style-name="P2">¿Por qué Ubuntu no me deja establecer la contraseña durante la instalación?</text:p>
      <text:p text:style-name="Standard"/>
      <text:p text:style-name="Standard">Porque por default excluye al usuario root y no dispone de una contraseña predeterminada, le entrega privilegios de administrador a quién lo instala. El usuario root se encuentra bloqueado hasta tener una.</text:p>
      <text:p text:style-name="Standard"/>
      <text:p text:style-name="Standard"/>
      <text:p text:style-name="P2">¿Cuáles son los procesos típicos de Línux? ¿Cómo identificarlos?</text:p>
      <text:p text:style-name="Standard"/>
      <text:list xml:id="list1704960385470604446" text:style-name="L1">
        <text:list-item>
          <text:p text:style-name="P1">Procesos Normales: procesos lanzados desde la terminal que corren a nombre de un usuario.</text:p>
        </text:list-item>
        <text:list-item>
          <text:p text:style-name="P1">Procesos Daemons: Proceso quecorren a nombre de un usuario y no tienen salida directa a través de la terminal, corren en segundo plano y generalmente escuchan requerimientos a través de un puerto. Generalmente se conocen como servicios.</text:p>
        </text:list-item>
        <text:list-item>
          <text:p text:style-name="P1">Proceso Zombie: Un proceso zombie es un proceso que ha completado su ejecución pero aún tiene una entrada en la tabla de procesos. <text:s/>Pueden estar generados por errores de programación o situaciones inesperadas que pueden afectar el rendimiento del sistema. Los procesos pueden además estar en diferentes estados: running, sleeping, stopped. Se pueden identificar corriendo el comando “top” desde la terminal.</text:p>
        </text:list-item>
      </text:list>
      <text:p text:style-name="Standard"/>
      <text:p text:style-name="Standard">Investigar y establecer una contraseña para el usuario root.</text:p>
      <text:p text:style-name="Standard"/>
      <text:p text:style-name="Standard">- Abre la Terminal (Control + Alt + T)- Teclea (sin comillas) "sudo su"- Introduce tu clave actual.- Teclea "passwd root" y escribe tu nueva clave- Pulsa enter y cierra la term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uprum" svg:font-family="Cuprum"/>
    <style:font-face style:name="Inter" svg:font-family="Inter, ui-sans-serif, system-ui, apple-system, system-ui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1T21:38:48</meta:creation-date>
    <meta:document-statistic meta:table-count="0" meta:image-count="0" meta:object-count="0" meta:page-count="1" meta:paragraph-count="12" meta:word-count="261" meta:character-count="1591"/>
    <dc:date>2022-11-11T22:41:07</dc:date>
    <meta:editing-duration>PT1M26S</meta:editing-duration>
    <meta:editing-cycles>1</meta:editing-cycles>
    <meta:generator>OpenOffice/4.1.9$Unix OpenOffice.org_project/419m1$Build-9805</meta:generator>
  </office:meta>
</office:document-meta>
</file>